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ClientHttpServiceProxyTests.shutdow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ClientHttpServiceProxy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lientHttpServiceProxyTests.greetingWithRequest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WebClientHttpServiceProxyTests.gree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ClientHttpServiceProxyTests.initHttp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ClientHttpServiceProxyTests.initHttpService( WebClient webCl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ClientHttpServiceProxyTests.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ClientHttpServiceProxyTests.form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ClientHttpServiceProxyTests.prepareResponse( Consumer &lt; MockResponse &gt;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